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78.32mm"/>
    </style:style>
    <style:style style:name="co4" style:family="table-column">
      <style:table-column-properties fo:break-before="auto" style:column-width="165.1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36.09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55.7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9.3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10.23mm" fo:break-before="auto" style:use-optimal-row-height="true"/>
    </style:style>
    <style:style style:name="ro3" style:family="table-row">
      <style:table-row-properties style:row-height="1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9.53mm" fo:break-before="auto" style:use-optimal-row-height="true"/>
    </style:style>
    <style:style style:name="ro8" style:family="table-row">
      <style:table-row-properties style:row-height="13.95mm" fo:break-before="auto" style:use-optimal-row-height="true"/>
    </style:style>
    <style:style style:name="ro9" style:family="table-row">
      <style:table-row-properties style:row-height="18.52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e2efda"/>
    </style:style>
    <style:style style:name="ce5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4" style:family="table-cell" style:parent-style-name="Default" style:data-style-name="N0">
      <style:text-properties fo:color="#ce181e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>
      <style:text-properties fo:color="#ce181e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ce181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color="#ce181e" fo:font-weight="normal" style:font-weight-asian="normal" style:font-weight-complex="normal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Serif" fo:font-size="10pt" fo:font-weight="normal" style:font-name-asian="Liberation Serif" style:font-size-asian="10pt" style:font-weight-asian="normal" style:font-name-complex="Liberation Serif" style:font-size-complex="10pt" style:font-weight-complex="normal"/>
    </style:style>
    <style:style style:name="ce21" style:family="table-cell" style:parent-style-name="Default" style:data-style-name="N0">
      <style:table-cell-properties fo:wrap-option="wrap" style:vertical-align="automatic"/>
      <style:text-properties fo:color="#ce181e"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number-columns-repeated="1012" table:default-cell-style-name="ce1"/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Pfam ID</text:p>
          </table:table-cell>
          <table:table-cell office:value-type="string" calcext:value-type="string">
            <text:p>Pfam Description</text:p>
          </table:table-cell>
          <table:table-cell office:value-type="string" calcext:value-type="string">
            <text:p>Wolf-predi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02.t1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<text:a xlink:href="http://pfam.xfam.org/family/CBM_14" xlink:type="simple">CBM_14</text:a>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2.4</text:p>
          </table:table-cell>
          <table:table-cell table:style-name="ce3" office:value-type="string" calcext:value-type="string">
            <text:p>39%</text:p>
          </table:table-cell>
          <table:table-cell table:style-name="ce2" office:value-type="float" office:value="0.00000000001" calcext:value-type="float">
            <text:p>1E-11</text:p>
          </table:table-cell>
          <table:table-cell table:style-name="ce2" office:value-type="string" calcext:value-type="string">
            <text:p>40.48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37T3A014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285.t1</text:p>
          </table:table-cell>
          <table:table-cell office:value-type="string" calcext:value-type="string">
            <text:p>SP</text:p>
          </table:table-cell>
          <table:table-cell table:style-name="ce5" office:value-type="string" calcext:value-type="string">
            <text:p><text:a xlink:href="http://pfam.xfam.org/family/CBM_14" xlink:type="simple">CBM_14</text:a>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4.3</text:p>
          </table:table-cell>
          <table:table-cell table:style-name="ce3" office:value-type="string" calcext:value-type="string">
            <text:p>44%</text:p>
          </table:table-cell>
          <table:table-cell table:style-name="ce2" office:value-type="float" office:value="0.000000000002" calcext:value-type="float">
            <text:p>2E-12</text:p>
          </table:table-cell>
          <table:table-cell table:style-name="ce2" office:value-type="string" calcext:value-type="string">
            <text:p>37.21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NXB2PU016" xlink:type="simple">P0DPW4.1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2203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lyco_hydro_31</text:p>
          </table:table-cell>
          <table:table-cell office:value-type="string" calcext:value-type="string">
            <text:p>Glycosyl hydrolases family 31</text:p>
          </table:table-cell>
          <table:table-cell office:value-type="string" calcext:value-type="string">
            <text:p>plas:</text:p>
          </table:table-cell>
          <table:table-cell table:style-name="ce2" office:value-type="string" calcext:value-type="string">
            <text:p><text:a xlink:href="https://blast.ncbi.nlm.nih.gov/Blast.cgi#alnHdr_Q69ZQ1" xlink:type="simple">RecName: Full=Myogenesis-regulating glycosidase; AltName: Full=Nuclear envelope transmembrane protein 37; AltName: Full=Uncharacterized family 31 glucosidase KIAA1161 [Mus musculus]</text:a></text:p>
          </table:table-cell>
          <table:table-cell table:number-columns-repeated="2" table:style-name="ce2" office:value-type="float" office:value="399" calcext:value-type="float">
            <text:p>399</text:p>
          </table:table-cell>
          <table:table-cell table:style-name="ce3" office:value-type="string" calcext:value-type="string">
            <text:p>75%</text:p>
          </table:table-cell>
          <table:table-cell table:style-name="ce2" office:value-type="float" office:value="2E-126" calcext:value-type="float">
            <text:p>2E-126</text:p>
          </table:table-cell>
          <table:table-cell table:style-name="ce2" office:value-type="string" calcext:value-type="string">
            <text:p>35.93%</text:p>
          </table:table-cell>
          <table:table-cell table:style-name="ce2" office:value-type="string" calcext:value-type="string">
            <text:p><text:a xlink:href="https://www.ncbi.nlm.nih.gov/protein/Q69ZQ1.2?report=genbank&amp;log$=prottop&amp;blast_rank=1&amp;RID=YZP3ZB8F014" xlink:type="simple">Q69ZQ1.2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3428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F-hand_1, EF-hand_6</text:p>
          </table:table-cell>
          <table:table-cell office:value-type="string" calcext:value-type="string">
            <text:p>EF-hand domain</text:p>
          </table:table-cell>
          <table:table-cell office:value-type="string" calcext:value-type="string">
            <text:p>mito:</text:p>
          </table:table-cell>
          <table:table-cell table:style-name="ce2" office:value-type="string" calcext:value-type="string">
            <text:p><text:a xlink:href="https://blast.ncbi.nlm.nih.gov/Blast.cgi#alnHdr_Q09510" xlink:type="simple">RecName: Full=Myosin regulatory light chain; AltName: Full=Non-muscle myosin regulatory light chain; Short=nmRLC [Caenorhabditis elegans]</text:a>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91%</text:p>
          </table:table-cell>
          <table:table-cell table:style-name="ce2" office:value-type="float" office:value="8E-065" calcext:value-type="float">
            <text:p>8E-65</text:p>
          </table:table-cell>
          <table:table-cell table:style-name="ce2" office:value-type="string" calcext:value-type="string">
            <text:p>56.60%</text:p>
          </table:table-cell>
          <table:table-cell table:style-name="ce2" office:value-type="string" calcext:value-type="string">
            <text:p><text:a xlink:href="https://www.ncbi.nlm.nih.gov/protein/Q09510.1?report=genbank&amp;log$=prottop&amp;blast_rank=1&amp;RID=YZP7KAUJ014" xlink:type="simple">Q09510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3679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stacin</text:p>
          </table:table-cell>
          <table:table-cell office:value-type="string" calcext:value-type="string">
            <text:p>Astacin (Peptidase family M12A)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Q19269" xlink:type="simple">RecName: Full=Zinc metalloproteinase nas-14; AltName: Full=Nematode astacin 14; Flags: Precursor [Caenorhabditis elegans]</text:a></text:p>
          </table:table-cell>
          <table:table-cell table:number-columns-repeated="2" table:style-name="ce2" office:value-type="string" calcext:value-type="string">
            <text:p>98.2</text:p>
          </table:table-cell>
          <table:table-cell table:style-name="ce3" office:value-type="string" calcext:value-type="string">
            <text:p>72%</text:p>
          </table:table-cell>
          <table:table-cell table:style-name="ce2" office:value-type="float" office:value="7E-022" calcext:value-type="float">
            <text:p>7E-22</text:p>
          </table:table-cell>
          <table:table-cell table:style-name="ce2" office:value-type="string" calcext:value-type="string">
            <text:p>29.72%</text:p>
          </table:table-cell>
          <table:table-cell table:style-name="ce2" office:value-type="string" calcext:value-type="string">
            <text:p><text:a xlink:href="https://www.ncbi.nlm.nih.gov/protein/Q19269.2?report=genbank&amp;log$=prottop&amp;blast_rank=1&amp;RID=YZP9RF4M014" xlink:type="simple">Q19269.2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4106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.R.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4970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ypsin, Ldl_recept_a, zf-CCHC</text:p>
          </table:table-cell>
          <table:table-cell office:value-type="string" calcext:value-type="string">
            <text:p>Trypsin, Low-density lipoprotein receptor domain class A, Zinc knuckle</text:p>
          </table:table-cell>
          <table:table-cell office:value-type="string" calcext:value-type="string">
            <text:p>plas:</text:p>
          </table:table-cell>
          <table:table-cell table:style-name="ce2" office:value-type="string" calcext:value-type="string">
            <text:p><text:a xlink:href="https://blast.ncbi.nlm.nih.gov/Blast.cgi#alnHdr_P97435" xlink:type="simple">RecName: Full=Enteropeptidase; AltName: Full=Enterokinase; AltName: Full=Serine protease 7; AltName: Full=Transmembrane protease serine 15; Contains: RecName: Full=Enteropeptidase non-catalytic heavy chain; Contains: RecName: Full=Enteropeptidase catalytic light chain [Mus musculus]</text:a></text:p>
          </table:table-cell>
          <table:table-cell table:number-columns-repeated="2" table:style-name="ce2" office:value-type="string" calcext:value-type="string">
            <text:p>87.0</text:p>
          </table:table-cell>
          <table:table-cell table:style-name="ce3" office:value-type="string" calcext:value-type="string">
            <text:p>46%</text:p>
          </table:table-cell>
          <table:table-cell table:style-name="ce2" office:value-type="float" office:value="4E-016" calcext:value-type="float">
            <text:p>4E-16</text:p>
          </table:table-cell>
          <table:table-cell table:style-name="ce2" office:value-type="string" calcext:value-type="string">
            <text:p>25.34%</text:p>
          </table:table-cell>
          <table:table-cell table:style-name="ce2" office:value-type="string" calcext:value-type="string">
            <text:p><text:a xlink:href="https://www.ncbi.nlm.nih.gov/protein/P97435.1?report=genbank&amp;log$=prottop&amp;blast_rank=1&amp;RID=YZPF7JDP014" xlink:type="simple">P97435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237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s:</text:p>
          </table:table-cell>
          <table:table-cell table:style-name="ce2" office:value-type="string" calcext:value-type="string">
            <text:p><text:a xlink:href="https://blast.ncbi.nlm.nih.gov/Blast.cgi#alnHdr_Q1LVF0" xlink:type="simple">RecName: Full=Laminin subunit gamma-1; Flags: Precursor [Danio rerio]</text:a></text:p>
          </table:table-cell>
          <table:table-cell table:number-columns-repeated="2" table:style-name="ce2" office:value-type="string" calcext:value-type="string">
            <text:p>34.3</text:p>
          </table:table-cell>
          <table:table-cell table:style-name="ce3" office:value-type="string" calcext:value-type="string">
            <text:p>37%</text:p>
          </table:table-cell>
          <table:table-cell table:style-name="ce2" office:value-type="string" calcext:value-type="string">
            <text:p>0.97</text:p>
          </table:table-cell>
          <table:table-cell table:style-name="ce2" office:value-type="string" calcext:value-type="string">
            <text:p>29.89%</text:p>
          </table:table-cell>
          <table:table-cell table:style-name="ce2" office:value-type="string" calcext:value-type="string">
            <text:p><text:a xlink:href="https://www.ncbi.nlm.nih.gov/protein/Q1LVF0.2?report=genbank&amp;log$=prottop&amp;blast_rank=1&amp;RID=YZPFX547014" xlink:type="simple">Q1LVF0.2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443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xtr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467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4.7</text:p>
          </table:table-cell>
          <table:table-cell table:style-name="ce3" office:value-type="string" calcext:value-type="string">
            <text:p>46%</text:p>
          </table:table-cell>
          <table:table-cell table:style-name="ce2" office:value-type="float" office:value="0.0000000000004" calcext:value-type="float">
            <text:p>4E-13</text:p>
          </table:table-cell>
          <table:table-cell table:style-name="ce2" office:value-type="string" calcext:value-type="string">
            <text:p>44.12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MC67F016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502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9.3</text:p>
          </table:table-cell>
          <table:table-cell table:style-name="ce3" office:value-type="string" calcext:value-type="string">
            <text:p>33%</text:p>
          </table:table-cell>
          <table:table-cell table:style-name="ce2" office:value-type="float" office:value="0.00000000000006" calcext:value-type="float">
            <text:p>6E-14</text:p>
          </table:table-cell>
          <table:table-cell table:style-name="ce2" office:value-type="string" calcext:value-type="string">
            <text:p>39.76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P6ZFH014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503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8.6</text:p>
          </table:table-cell>
          <table:table-cell table:style-name="ce3" office:value-type="string" calcext:value-type="string">
            <text:p>38%</text:p>
          </table:table-cell>
          <table:table-cell table:style-name="ce2" office:value-type="float" office:value="0.00000000000007" calcext:value-type="float">
            <text:p>7E-14</text:p>
          </table:table-cell>
          <table:table-cell table:style-name="ce2" office:value-type="string" calcext:value-type="string">
            <text:p>39.76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PTR7H014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510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Membrane-associating domain</text:p>
          </table:table-cell>
          <table:table-cell office:value-type="string" calcext:value-type="string">
            <text:p>plas:</text:p>
          </table:table-cell>
          <table:table-cell table:style-name="ce2" office:value-type="string" calcext:value-type="string">
            <text:p><text:a xlink:href="https://blast.ncbi.nlm.nih.gov/Blast.cgi#alnHdr_Q4R717" xlink:type="simple">RecName: Full=Kita-kyushu lung cancer antigen 1 homolog [Macaca fascicularis]</text:a></text:p>
          </table:table-cell>
          <table:table-cell table:number-columns-repeated="2" table:style-name="ce2" office:value-type="string" calcext:value-type="string">
            <text:p>31.2</text:p>
          </table:table-cell>
          <table:table-cell table:style-name="ce3" office:value-type="string" calcext:value-type="string">
            <text:p>11%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54.17%</text:p>
          </table:table-cell>
          <table:table-cell table:style-name="ce2" office:value-type="string" calcext:value-type="string">
            <text:p><text:a xlink:href="https://www.ncbi.nlm.nih.gov/protein/Q4R717.1?report=genbank&amp;log$=prottop&amp;blast_rank=1&amp;RID=YZPSW09Z014" xlink:type="simple">Q4R717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616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9.7</text:p>
          </table:table-cell>
          <table:table-cell table:style-name="ce3" office:value-type="string" calcext:value-type="string">
            <text:p>40%</text:p>
          </table:table-cell>
          <table:table-cell table:style-name="ce2" office:value-type="float" office:value="0.00000000000002" calcext:value-type="float">
            <text:p>2E-14</text:p>
          </table:table-cell>
          <table:table-cell table:style-name="ce2" office:value-type="string" calcext:value-type="string">
            <text:p>40.96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TC44C01N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5641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5.9</text:p>
          </table:table-cell>
          <table:table-cell table:style-name="ce3" office:value-type="string" calcext:value-type="string">
            <text:p>43%</text:p>
          </table:table-cell>
          <table:table-cell table:style-name="ce2" office:value-type="float" office:value="0.0000000000005" calcext:value-type="float">
            <text:p>5E-13</text:p>
          </table:table-cell>
          <table:table-cell table:style-name="ce2" office:value-type="string" calcext:value-type="string">
            <text:p>39.29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PW3RHU01N" xlink:type="simple">P0DPW4.1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5927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Q17427" xlink:type="simple">RecName: Full=Glucosamine 6-phosphate N-acetyltransferase; AltName: Full=Phosphoglucosamine acetylase; AltName: Full=Phosphoglucosamine transacetylase [Caenorhabditis elegans]</text:a></text:p>
          </table:table-cell>
          <table:table-cell table:number-columns-repeated="2" table:style-name="ce2" office:value-type="string" calcext:value-type="string">
            <text:p>87.4</text:p>
          </table:table-cell>
          <table:table-cell table:style-name="ce3" office:value-type="string" calcext:value-type="string">
            <text:p>14%</text:p>
          </table:table-cell>
          <table:table-cell table:style-name="ce2" office:value-type="float" office:value="1E-018" calcext:value-type="float">
            <text:p>1E-18</text:p>
          </table:table-cell>
          <table:table-cell table:style-name="ce2" office:value-type="string" calcext:value-type="string">
            <text:p>38.64%</text:p>
          </table:table-cell>
          <table:table-cell table:style-name="ce2" office:value-type="string" calcext:value-type="string">
            <text:p><text:a xlink:href="https://www.ncbi.nlm.nih.gov/protein/Q17427.1?report=genbank&amp;log$=prottop&amp;blast_rank=1&amp;RID=YZPWU9UB014" xlink:type="simple">Q17427.1</text:a>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7861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NF2_N, HARP, ResIII</text:p>
          </table:table-cell>
          <table:table-cell office:value-type="string" calcext:value-type="string">
            <text:p>SNF2 family N-terminal domain, HepA-related protein (HARP), Type III restriction enzyme, res subunit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B4F769" xlink:type="simple">RecName: Full=SWI/SNF-related matrix-associated actin-dependent regulator of chromatin subfamily A-like protein 1; AltName: Full=HepA-related protein; AltName: Full=Sucrose nonfermenting protein 2-like 1 [Rattus norvegicus]</text:a>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99%</text:p>
          </table:table-cell>
          <table:table-cell table:style-name="ce2" office:value-type="float" office:value="2E-071" calcext:value-type="float">
            <text:p>2E-71</text:p>
          </table:table-cell>
          <table:table-cell table:style-name="ce2" office:value-type="string" calcext:value-type="string">
            <text:p>37.21%</text:p>
          </table:table-cell>
          <table:table-cell table:style-name="ce2" office:value-type="string" calcext:value-type="string">
            <text:p><text:a xlink:href="https://www.ncbi.nlm.nih.gov/protein/B4F769.1?report=genbank&amp;log$=prottop&amp;blast_rank=1&amp;RID=YZPZ7W0N016" xlink:type="simple">B4F769.1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8100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ositol_P, MKLP1_Arf_bdg</text:p>
          </table:table-cell>
          <table:table-cell office:value-type="string" calcext:value-type="string">
            <text:p>Inositol monophosphatase family, Arf6-interacting domain of mitotic kinesin-like protein 1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Q2YDR3" xlink:type="simple">RecName: Full=Inositol monophosphatase 3; Short=IMP 3; Short=IMPase 3; AltName: Full=Inositol monophosphatase domain-containing protein 1; AltName: Full=Inositol-1(or 4)-monophosphatase 3; AltName: Full=Myo-inositol monophosphatase A3 [Danio rerio]</text:a></text:p>
          </table:table-cell>
          <table:table-cell table:number-columns-repeated="2" table:style-name="ce2" office:value-type="float" office:value="173" calcext:value-type="float">
            <text:p>173</text:p>
          </table:table-cell>
          <table:table-cell table:style-name="ce3" office:value-type="string" calcext:value-type="string">
            <text:p>22%</text:p>
          </table:table-cell>
          <table:table-cell table:style-name="ce2" office:value-type="float" office:value="3E-046" calcext:value-type="float">
            <text:p>3E-46</text:p>
          </table:table-cell>
          <table:table-cell table:style-name="ce2" office:value-type="string" calcext:value-type="string">
            <text:p>36.04%</text:p>
          </table:table-cell>
          <table:table-cell table:style-name="ce2" office:value-type="string" calcext:value-type="string">
            <text:p><text:a xlink:href="https://www.ncbi.nlm.nih.gov/protein/Q2YDR3.1?report=genbank&amp;log$=prottop&amp;blast_rank=1&amp;RID=YZPZV9DY014" xlink:type="simple">Q2YDR3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8312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lathrin</text:p>
          </table:table-cell>
          <table:table-cell office:value-type="string" calcext:value-type="string">
            <text:p>Region in Clathrin and VPS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Q5KU39" xlink:type="simple">RecName: Full=Vacuolar protein sorting-associated protein 41 homolog; AltName: Full=VAM2 homolog; Short=mVAM2 [Mus musculus]</text:a></text:p>
          </table:table-cell>
          <table:table-cell table:number-columns-repeated="2" table:style-name="ce2" office:value-type="float" office:value="554" calcext:value-type="float">
            <text:p>554</text:p>
          </table:table-cell>
          <table:table-cell table:style-name="ce3" office:value-type="string" calcext:value-type="string">
            <text:p>84%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40.84%</text:p>
          </table:table-cell>
          <table:table-cell table:style-name="ce2" office:value-type="string" calcext:value-type="string">
            <text:p><text:a xlink:href="https://www.ncbi.nlm.nih.gov/protein/Q5KU39.1?report=genbank&amp;log$=prottop&amp;blast_rank=1&amp;RID=YZR2KBHD014" xlink:type="simple">Q5KU39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0513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514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11320.t1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s:</text:p>
          </table:table-cell>
          <table:table-cell table:style-name="ce2" office:value-type="string" calcext:value-type="string">
            <text:p><text:a xlink:href="https://blast.ncbi.nlm.nih.gov/Blast.cgi#alnHdr_Q12873" xlink:type="simple">RecName: Full=Chromodomain-helicase-DNA-binding protein 3; Short=CHD-3; AltName: Full=ATP-dependent helicase CHD3; AltName: Full=Mi-2 autoantigen 240 kDa protein; AltName: Full=Mi2-alpha; AltName: Full=Zinc finger helicase; Short=hZFH [Homo sapiens]</text:a></text:p>
          </table:table-cell>
          <table:table-cell table:number-columns-repeated="2" table:style-name="ce2" office:value-type="string" calcext:value-type="string">
            <text:p>39.3</text:p>
          </table:table-cell>
          <table:table-cell table:style-name="ce3" office:value-type="string" calcext:value-type="string">
            <text:p>9%</text:p>
          </table:table-cell>
          <table:table-cell table:style-name="ce2" office:value-type="string" calcext:value-type="string">
            <text:p>0.075</text:p>
          </table:table-cell>
          <table:table-cell table:style-name="ce2" office:value-type="string" calcext:value-type="string">
            <text:p>38.64%</text:p>
          </table:table-cell>
          <table:table-cell table:style-name="ce2" office:value-type="string" calcext:value-type="string">
            <text:p><text:a xlink:href="https://www.ncbi.nlm.nih.gov/protein/Q12873.3?report=genbank&amp;log$=prottop&amp;blast_rank=1&amp;RID=YZR5SD2X014" xlink:type="simple">Q12873.3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1513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APPC9-Trs120</text:p>
          </table:table-cell>
          <table:table-cell office:value-type="string" calcext:value-type="string">
            <text:p>Transport protein Trs120 or TRAPPC9, TRAPP II complex subunit</text:p>
          </table:table-cell>
          <table:table-cell office:value-type="string" calcext:value-type="string">
            <text:p>cyto:</text:p>
          </table:table-cell>
          <table:table-cell table:style-name="ce2" office:value-type="string" calcext:value-type="string">
            <text:p><text:a xlink:href="https://blast.ncbi.nlm.nih.gov/Blast.cgi#alnHdr_Q32PH0" xlink:type="simple">RecName: Full=Trafficking protein particle complex subunit 9; AltName: Full=NIK- and IKBKB-binding protein [Bos taurus]</text:a></text:p>
          </table:table-cell>
          <table:table-cell table:number-columns-repeated="2"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68%</text:p>
          </table:table-cell>
          <table:table-cell table:style-name="ce2" office:value-type="float" office:value="6E-083" calcext:value-type="float">
            <text:p>6E-83</text:p>
          </table:table-cell>
          <table:table-cell table:style-name="ce2" office:value-type="string" calcext:value-type="string">
            <text:p>28.61%</text:p>
          </table:table-cell>
          <table:table-cell table:style-name="ce2" office:value-type="string" calcext:value-type="string">
            <text:p><text:a xlink:href="https://www.ncbi.nlm.nih.gov/protein/Q32PH0.1?report=genbank&amp;log$=prottop&amp;blast_rank=1&amp;RID=YZR87KGD014" xlink:type="simple">Q32PH0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1806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11960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zf-C3HC4</text:p>
          </table:table-cell>
          <table:table-cell office:value-type="string" calcext:value-type="string">
            <text:p>Zinc finger, C3HC4 type (RING finger)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Q8CJB9" xlink:type="simple">RecName: Full=E3 ubiquitin-protein ligase BRE1B; Short=BRE1-B; AltName: Full=RING finger protein 40; AltName: Full=RING-type E3 ubiquitin transferase BRE1B; AltName: Full=Syntaxin-1-interacting RING finger protein; Short=Protein staring [Rattus norvegicus]</text:a></text:p>
          </table:table-cell>
          <table:table-cell table:number-columns-repeated="2" table:style-name="ce2" office:value-type="float" office:value="334" calcext:value-type="float">
            <text:p>334</text:p>
          </table:table-cell>
          <table:table-cell table:style-name="ce3" office:value-type="string" calcext:value-type="string">
            <text:p>96%</text:p>
          </table:table-cell>
          <table:table-cell table:style-name="ce2" office:value-type="float" office:value="6E-098" calcext:value-type="float">
            <text:p>6E-98</text:p>
          </table:table-cell>
          <table:table-cell table:style-name="ce2" office:value-type="string" calcext:value-type="string">
            <text:p>26.96%</text:p>
          </table:table-cell>
          <table:table-cell table:style-name="ce2" office:value-type="string" calcext:value-type="string">
            <text:p><text:a xlink:href="https://www.ncbi.nlm.nih.gov/protein/Q8CJB9.1?report=genbank&amp;log$=prottop&amp;blast_rank=1&amp;RID=YZRAC6FZ01N" xlink:type="simple">Q8CJB9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2388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0.5</text:p>
          </table:table-cell>
          <table:table-cell table:style-name="ce3" office:value-type="string" calcext:value-type="string">
            <text:p>50%</text:p>
          </table:table-cell>
          <table:table-cell table:style-name="ce2" office:value-type="float" office:value="0.00000000003" calcext:value-type="float">
            <text:p>3E-11</text:p>
          </table:table-cell>
          <table:table-cell table:style-name="ce2" office:value-type="string" calcext:value-type="string">
            <text:p>38.10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RB7SP2014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2510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las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2562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5.5</text:p>
          </table:table-cell>
          <table:table-cell table:style-name="ce3" office:value-type="string" calcext:value-type="string">
            <text:p>41%</text:p>
          </table:table-cell>
          <table:table-cell table:style-name="ce2" office:value-type="float" office:value="0.0000000000007" calcext:value-type="float">
            <text:p>7E-13</text:p>
          </table:table-cell>
          <table:table-cell table:style-name="ce2" office:value-type="string" calcext:value-type="string">
            <text:p>39.76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RDYX1Z014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3530.t1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extr: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g14472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P0DOW4" xlink:type="simple">RecName: Full=Damage suppressor protein [Ramazzottius varieornatus]</text:a></text:p>
          </table:table-cell>
          <table:table-cell table:number-columns-repeated="2" table:style-name="ce2" office:value-type="float" office:value="814" calcext:value-type="float">
            <text:p>814</text:p>
          </table:table-cell>
          <table:table-cell table:style-name="ce3" office:value-type="string" calcext:value-type="string">
            <text:p>100%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00.00%</text:p>
          </table:table-cell>
          <table:table-cell table:style-name="ce2" office:value-type="string" calcext:value-type="string">
            <text:p><text:a xlink:href="https://www.ncbi.nlm.nih.gov/protein/P0DOW4.1?report=genbank&amp;log$=prottop&amp;blast_rank=1&amp;RID=YZRFUGS5016" xlink:type="simple">P0DO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5153.t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BM_14</text:p>
          </table:table-cell>
          <table:table-cell office:value-type="string" calcext:value-type="string">
            <text:p>Chitin binding Peritrophin-A domain</text:p>
          </table:table-cell>
          <table:table-cell office:value-type="string" calcext:value-type="string">
            <text:p>extr:</text:p>
          </table:table-cell>
          <table:table-cell table:style-name="ce2" office:value-type="string" calcext:value-type="string">
            <text:p><text:a xlink:href="https://blast.ncbi.nlm.nih.gov/Blast.cgi#alnHdr_P0DPW4" xlink:type="simple">RecName: Full=U-scoloptoxin(01)-Er1a; Short=U-SLPTX(01)-Er1a; Flags: Precursor [Ethmostigmus rubripes]</text:a></text:p>
          </table:table-cell>
          <table:table-cell table:number-columns-repeated="2" table:style-name="ce2" office:value-type="string" calcext:value-type="string">
            <text:p>68.9</text:p>
          </table:table-cell>
          <table:table-cell table:style-name="ce3" office:value-type="string" calcext:value-type="string">
            <text:p>46%</text:p>
          </table:table-cell>
          <table:table-cell table:style-name="ce2" office:value-type="float" office:value="0.00000000000002" calcext:value-type="float">
            <text:p>2E-14</text:p>
          </table:table-cell>
          <table:table-cell table:style-name="ce2" office:value-type="string" calcext:value-type="string">
            <text:p>39.76%</text:p>
          </table:table-cell>
          <table:table-cell table:style-name="ce2" office:value-type="string" calcext:value-type="string">
            <text:p><text:a xlink:href="https://www.ncbi.nlm.nih.gov/protein/P0DPW4.1?report=genbank&amp;log$=prottop&amp;blast_rank=1&amp;RID=YZRJRPAW016" xlink:type="simple">P0DPW4.1</text:a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15484.t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ps51, Sec5, <text:s/>Vps54_N, Dor1, COG2 </text:p>
          </table:table-cell>
          <table:table-cell office:value-type="string" calcext:value-type="string">
            <text:p>Vps51/Vps67, Exocyst complex component Sec5, Vacuolar-sorting protein 54, of GARP complex, Dor1-like family, COG (conserved oligomeric Golgi) complex component, COG2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Q155U0" xlink:type="simple">RecName: Full=Vacuolar protein sorting-associated protein 51 homolog; AltName: Full=Protein fat-free [Danio rerio]</text:a></text:p>
          </table:table-cell>
          <table:table-cell table:number-columns-repeated="2" table:style-name="ce2" office:value-type="float" office:value="592" calcext:value-type="float">
            <text:p>592</text:p>
          </table:table-cell>
          <table:table-cell table:style-name="ce3" office:value-type="string" calcext:value-type="string">
            <text:p>78%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45.03%</text:p>
          </table:table-cell>
          <table:table-cell table:style-name="ce2" office:value-type="string" calcext:value-type="string">
            <text:p><text:a xlink:href="https://www.ncbi.nlm.nih.gov/protein/Q155U0.1?report=genbank&amp;log$=prottop&amp;blast_rank=1&amp;RID=YZRK78FK014" xlink:type="simple">Q155U0.1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16318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A2VD00" xlink:type="simple">RecName: Full=Eukaryotic translation initiation factor 3 subunit A; Short=eIF3a; AltName: Full=Eukaryotic translation initiation factor 3 subunit 10; AltName: Full=eIF-3-theta [Xenopus laevis]</text:a></text:p>
          </table:table-cell>
          <table:table-cell table:style-name="ce2" office:value-type="string" calcext:value-type="string">
            <text:p>57.4</text:p>
          </table:table-cell>
          <table:table-cell table:style-name="ce2" office:value-type="float" office:value="590" calcext:value-type="float">
            <text:p>590</text:p>
          </table:table-cell>
          <table:table-cell table:style-name="ce3" office:value-type="string" calcext:value-type="string">
            <text:p>40%</text:p>
          </table:table-cell>
          <table:table-cell table:style-name="ce2" office:value-type="float" office:value="0.00000004" calcext:value-type="float">
            <text:p>4E-08</text:p>
          </table:table-cell>
          <table:table-cell table:style-name="ce2" office:value-type="string" calcext:value-type="string">
            <text:p>36.11%</text:p>
          </table:table-cell>
          <table:table-cell table:style-name="ce2" office:value-type="string" calcext:value-type="string">
            <text:p><text:a xlink:href="https://www.ncbi.nlm.nih.gov/protein/A2VD00.1?report=genbank&amp;log$=prottop&amp;blast_rank=1&amp;RID=YZRKN3GM016" xlink:type="simple">A2VD00.1</text:a>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16368.t1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ne</text:p>
          </table:table-cell>
          <table:table-cell table:style-name="ce4" office:value-type="string" calcext:value-type="string">
            <text:p>nucl:</text:p>
          </table:table-cell>
          <table:table-cell table:style-name="ce2" office:value-type="string" calcext:value-type="string">
            <text:p><text:a xlink:href="https://blast.ncbi.nlm.nih.gov/Blast.cgi#alnHdr_A4II09" xlink:type="simple">RecName: Full=Eukaryotic translation initiation factor 3 subunit A; Short=eIF3a; AltName: Full=Eukaryotic translation initiation factor 3 subunit 10; AltName: Full=eIF-3-theta [Xenopus tropicalis]</text:a></text:p>
          </table:table-cell>
          <table:table-cell table:style-name="ce2" office:value-type="string" calcext:value-type="string">
            <text:p>49.7</text:p>
          </table:table-cell>
          <table:table-cell table:style-name="ce2" office:value-type="float" office:value="490" calcext:value-type="float">
            <text:p>490</text:p>
          </table:table-cell>
          <table:table-cell table:style-name="ce3" office:value-type="string" calcext:value-type="string">
            <text:p>35%</text:p>
          </table:table-cell>
          <table:table-cell table:style-name="ce2" office:value-type="float" office:value="0.00001" calcext:value-type="float">
            <text:p>1E-05</text:p>
          </table:table-cell>
          <table:table-cell table:style-name="ce2" office:value-type="string" calcext:value-type="string">
            <text:p>39.29%</text:p>
          </table:table-cell>
          <table:table-cell table:style-name="ce2" office:value-type="string" calcext:value-type="string">
            <text:p><text:a xlink:href="https://www.ncbi.nlm.nih.gov/protein/A4II09.1?report=genbank&amp;log$=prottop&amp;blast_rank=1&amp;RID=YZRM7KCJ016" xlink:type="simple">A4II09.1</text:a></text:p>
          </table:table-cell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6" table:default-cell-style-name="Default"/>
        <table:table-column table:style-name="co7" table:default-cell-style-name="ce16"/>
        <table:table-column table:style-name="co8" table:default-cell-style-name="Default"/>
        <table:table-column table:style-name="co9" table:default-cell-style-name="ce16"/>
        <table:table-column table:style-name="co10" table:default-cell-style-name="ce2"/>
        <table:table-column table:style-name="co11" table:default-cell-style-name="ce1"/>
        <table:table-column table:style-name="co10" table:number-columns-repeated="1018" table:default-cell-style-name="Default"/>
        <table:table-row table:style-name="ro4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argetP prediction</text:p>
          </table:table-cell>
          <table:table-cell office:value-type="string" calcext:value-type="string">
            <text:p>WoLF prediction</text:p>
          </table:table-cell>
          <table:table-cell table:style-name="Default" office:value-type="string" calcext:value-type="string">
            <text:p>Blast hit</text:p>
          </table:table-cell>
          <table:table-cell table:style-name="Default" office:value-type="string" calcext:value-type="string">
            <text:p>E-value</text:p>
          </table:table-cell>
          <table:table-cell table:style-name="Default" office:value-type="string" calcext:value-type="string">
            <text:p>Pfam Description</text:p>
          </table:table-cell>
          <table:table-cell table:number-columns-repeated="101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1" calcext:value-type="float">
            <text:p>1E-11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2" calcext:value-type="float">
            <text:p>2E-12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4" calcext:value-type="float">
            <text:p>4E-13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06" calcext:value-type="float">
            <text:p>6E-14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07" calcext:value-type="float">
            <text:p>7E-14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3" calcext:value-type="float">
            <text:p>3E-11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02" calcext:value-type="float">
            <text:p>2E-14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5" calcext:value-type="float">
            <text:p>5E-13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7" calcext:value-type="float">
            <text:p>7E-13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U-scoloptoxin(01)-Er1a</text:p>
          </table:table-cell>
          <table:table-cell office:value-type="float" office:value="0.00000000000002" calcext:value-type="float">
            <text:p>2E-14</text:p>
          </table:table-cell>
          <table:table-cell office:value-type="string" calcext:value-type="string">
            <text:p>Chitin binding Peritrophin-A domain</text:p>
          </table:table-cell>
          <table:table-cell table:number-columns-repeated="1018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intracellular</text:p>
          </table:table-cell>
          <table:table-cell table:style-name="ce16" office:value-type="string" calcext:value-type="string">
            <text:p>membrane</text:p>
          </table:table-cell>
          <table:table-cell office:value-type="string" calcext:value-type="string">
            <text:p>Myogenesis-regulating glycosidase</text:p>
          </table:table-cell>
          <table:table-cell table:style-name="ce20" office:value-type="float" office:value="2E-126" calcext:value-type="float">
            <text:p>2E-126</text:p>
          </table:table-cell>
          <table:table-cell table:style-name="ce22" office:value-type="string" calcext:value-type="string">
            <text:p>Glycosyl hydrolases family 31</text:p>
          </table:table-cell>
          <table:table-cell table:number-columns-repeated="1018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mitochondria</text:p>
          </table:table-cell>
          <table:table-cell office:value-type="string" calcext:value-type="string">
            <text:p>Myosin regulatory light chain</text:p>
          </table:table-cell>
          <table:table-cell table:style-name="ce20" office:value-type="float" office:value="8E-065" calcext:value-type="float">
            <text:p>8E-65</text:p>
          </table:table-cell>
          <table:table-cell table:style-name="ce22" office:value-type="string" calcext:value-type="string">
            <text:p>EF-hand domain</text:p>
          </table:table-cell>
          <table:table-cell table:number-columns-repeated="1018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Zinc metalloproteinase nas-14</text:p>
          </table:table-cell>
          <table:table-cell table:style-name="ce20" office:value-type="float" office:value="7E-022" calcext:value-type="float">
            <text:p>7E-22</text:p>
          </table:table-cell>
          <table:table-cell table:style-name="ce22" office:value-type="string" calcext:value-type="string">
            <text:p>Astacin (Peptidase family M12A)</text:p>
          </table:table-cell>
          <table:table-cell table:number-columns-repeated="1018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E.R.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none</text:p>
          </table:table-cell>
          <table:table-cell table:number-columns-repeated="1018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Enteropeptidase non-catalytic heavy chain</text:p>
          </table:table-cell>
          <table:table-cell table:style-name="ce20" office:value-type="float" office:value="4E-016" calcext:value-type="float">
            <text:p>4E-16</text:p>
          </table:table-cell>
          <table:table-cell table:style-name="ce16" office:value-type="string" calcext:value-type="string">
            <text:p>Trypsin, Low-density lipoprotein receptor domain class A, Zinc knuckle</text:p>
          </table:table-cell>
          <table:table-cell table:number-columns-repeated="1018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Laminin subunit gamma-1</text:p>
          </table:table-cell>
          <table:table-cell table:style-name="ce16" office:value-type="string" calcext:value-type="string">
            <text:p>0.97</text:p>
          </table:table-cell>
          <table:table-cell table:style-name="ce16" office:value-type="string" calcext:value-type="string">
            <text:p>none</text:p>
          </table:table-cell>
          <table:table-cell table:number-columns-repeated="1018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intracellular</text:p>
          </table:table-cell>
          <table:table-cell table:style-name="ce16" office:value-type="string" calcext:value-type="string">
            <text:p>excretory</text:p>
          </table:table-cell>
          <table:table-cell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none</text:p>
          </table:table-cell>
          <table:table-cell table:number-columns-repeated="1018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Kita-kyushu lung cancer antigen 1 homolog</text:p>
          </table:table-cell>
          <table:table-cell table:style-name="ce16" office:value-type="string" calcext:value-type="string">
            <text:p>2.5</text:p>
          </table:table-cell>
          <table:table-cell table:style-name="ce16" office:value-type="string" calcext:value-type="string">
            <text:p>Membrane-associating domain</text:p>
          </table:table-cell>
          <table:table-cell table:number-columns-repeated="1018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Phosphoglucosamine acetylase</text:p>
          </table:table-cell>
          <table:table-cell table:style-name="ce16" office:value-type="float" office:value="1E-018" calcext:value-type="float">
            <text:p>1E-18</text:p>
          </table:table-cell>
          <table:table-cell table:style-name="ce16" office:value-type="string" calcext:value-type="string">
            <text:p>none</text:p>
          </table:table-cell>
          <table:table-cell table:number-columns-repeated="1018"/>
        </table:table-row>
        <table:table-row table:style-name="ro9"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intracellular</text:p>
          </table:table-cell>
          <table:table-cell table:style-name="ce15" office:value-type="string" calcext:value-type="string">
            <text:p>nucleus</text:p>
          </table:table-cell>
          <table:table-cell table:style-name="ce17" office:value-type="string" calcext:value-type="string">
            <text:p>SWI/SNF-related matrix-associated actin-dependent regulator of chromatin subfamily A-like protein 1</text:p>
          </table:table-cell>
          <table:table-cell table:style-name="ce17" office:value-type="float" office:value="2E-071" calcext:value-type="float">
            <text:p>2E-71</text:p>
          </table:table-cell>
          <table:table-cell table:style-name="ce17" office:value-type="string" calcext:value-type="string">
            <text:p>SNF2 family N-terminal domain, HepA-related protein (HARP), Type III restriction enzyme, res subunit</text:p>
          </table:table-cell>
          <table:table-cell table:number-columns-repeated="1018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Inositol monophosphatase 3</text:p>
          </table:table-cell>
          <table:table-cell office:value-type="float" office:value="3E-046" calcext:value-type="float">
            <text:p>3E-46</text:p>
          </table:table-cell>
          <table:table-cell table:style-name="ce16" office:value-type="string" calcext:value-type="string">
            <text:p>Arf6-interacting domain of mitotic kinesin-like protein 1</text:p>
          </table:table-cell>
          <table:table-cell table:number-columns-repeated="1018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Vacuolar protein sorting-associated protein 41 homolog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Region in Clathrin and VPS</text:p>
          </table:table-cell>
          <table:table-cell table:number-columns-repeated="1018"/>
        </table:table-row>
        <table:table-row table:style-name="ro6"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intracellular</text:p>
          </table:table-cell>
          <table:table-cell table:style-name="ce15" office:value-type="string" calcext:value-type="string">
            <text:p>nucleus</text:p>
          </table:table-cell>
          <table:table-cell table:style-name="ce1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none</text:p>
          </table:table-cell>
          <table:table-cell table:number-columns-repeated="1018"/>
        </table:table-row>
        <table:table-row table:style-name="ro6">
          <table:table-cell table:style-name="ce15" office:value-type="float" office:value="24" calcext:value-type="float">
            <text:p>24</text:p>
          </table:table-cell>
          <table:table-cell table:style-name="ce17" office:value-type="string" calcext:value-type="string">
            <text:p>intracellular</text:p>
          </table:table-cell>
          <table:table-cell table:style-name="ce15" office:value-type="string" calcext:value-type="string">
            <text:p>nucleus</text:p>
          </table:table-cell>
          <table:table-cell table:style-name="ce1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none</text:p>
          </table:table-cell>
          <table:table-cell table:number-columns-repeated="1018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excretory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Chromodomain-helicase-DNA-binding protein 3</text:p>
          </table:table-cell>
          <table:table-cell office:value-type="string" calcext:value-type="string">
            <text:p>0.075</text:p>
          </table:table-cell>
          <table:table-cell table:style-name="Default" office:value-type="string" calcext:value-type="string">
            <text:p>none</text:p>
          </table:table-cell>
          <table:table-cell table:number-columns-repeated="1018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cytoplasm</text:p>
          </table:table-cell>
          <table:table-cell office:value-type="string" calcext:value-type="string">
            <text:p>Trafficking protein particle complex subunit 9</text:p>
          </table:table-cell>
          <table:table-cell office:value-type="float" office:value="6E-083" calcext:value-type="float">
            <text:p>6E-83</text:p>
          </table:table-cell>
          <table:table-cell table:style-name="ce16" office:value-type="string" calcext:value-type="string">
            <text:p>Transport protein Trs120 or TRAPPC9, TRAPP II complex subunit</text:p>
          </table:table-cell>
          <table:table-cell table:number-columns-repeated="1018"/>
        </table:table-row>
        <table:table-row table:style-name="ro6">
          <table:table-cell table:style-name="ce15" office:value-type="float" office:value="27" calcext:value-type="float">
            <text:p>27</text:p>
          </table:table-cell>
          <table:table-cell table:style-name="ce17" office:value-type="string" calcext:value-type="string">
            <text:p>intracellular</text:p>
          </table:table-cell>
          <table:table-cell table:style-name="ce15" office:value-type="string" calcext:value-type="string">
            <text:p>nucleus</text:p>
          </table:table-cell>
          <table:table-cell table:style-name="ce19" office:value-type="string" calcext:value-type="string">
            <text:p>none</text:p>
          </table:table-cell>
          <table:table-cell table:style-name="ce19"/>
          <table:table-cell table:style-name="ce19" office:value-type="string" calcext:value-type="string">
            <text:p>none</text:p>
          </table:table-cell>
          <table:table-cell table:style-name="ce15" table:number-columns-repeated="1018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E3 ubiquitin-protein ligase BRE1B</text:p>
          </table:table-cell>
          <table:table-cell office:value-type="float" office:value="6E-098" calcext:value-type="float">
            <text:p>6E-98</text:p>
          </table:table-cell>
          <table:table-cell office:value-type="string" calcext:value-type="string">
            <text:p>Zinc finger, C3HC4 type (RING finger)</text:p>
          </table:table-cell>
          <table:table-cell table:number-columns-repeated="1018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membrane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none</text:p>
          </table:table-cell>
          <table:table-cell table:number-columns-repeated="1018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excretory</text:p>
          </table:table-cell>
          <table:table-cell table:style-name="ce16" office:value-type="string" calcext:value-type="string">
            <text:p>excretory</text:p>
          </table:table-cell>
          <table:table-cell table:style-name="ce18" office:value-type="string" calcext:value-type="string">
            <text:p>none</text:p>
          </table:table-cell>
          <table:table-cell table:style-name="ce18"/>
          <table:table-cell table:style-name="ce18" office:value-type="string" calcext:value-type="string">
            <text:p>none</text:p>
          </table:table-cell>
          <table:table-cell table:number-columns-repeated="1018"/>
        </table:table-row>
        <table:table-row table:style-name="ro6">
          <table:table-cell table:style-name="ce15" office:value-type="float" office:value="31" calcext:value-type="float">
            <text:p>31</text:p>
          </table:table-cell>
          <table:table-cell table:style-name="ce17" office:value-type="string" calcext:value-type="string">
            <text:p>intracellular</text:p>
          </table:table-cell>
          <table:table-cell table:style-name="ce15" office:value-type="string" calcext:value-type="string">
            <text:p>nucleus</text:p>
          </table:table-cell>
          <table:table-cell table:style-name="ce17" office:value-type="string" calcext:value-type="string">
            <text:p>Damage suppressor protein</text:p>
          </table:table-cell>
          <table:table-cell table:style-name="ce21" office:value-type="string" calcext:value-type="string">
            <text:p>0.0</text:p>
          </table:table-cell>
          <table:table-cell table:style-name="ce19" office:value-type="string" calcext:value-type="string">
            <text:p>none</text:p>
          </table:table-cell>
          <table:table-cell table:number-columns-repeated="1018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Vacuolar protein sorting-associated protein 51 homolog</text:p>
          </table:table-cell>
          <table:table-cell office:value-type="string" calcext:value-type="string">
            <text:p>0.0</text:p>
          </table:table-cell>
          <table:table-cell table:style-name="ce16" office:value-type="string" calcext:value-type="string">
            <text:p>Vps51/Vps67, Exocyst complex component Sec5</text:p>
          </table:table-cell>
          <table:table-cell table:number-columns-repeated="1018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Eukaryotic translation initiation factor 3 subunit A</text:p>
          </table:table-cell>
          <table:table-cell office:value-type="float" office:value="0.00000004" calcext:value-type="float">
            <text:p>4E-08</text:p>
          </table:table-cell>
          <table:table-cell table:style-name="ce18" office:value-type="string" calcext:value-type="string">
            <text:p>none</text:p>
          </table:table-cell>
          <table:table-cell table:number-columns-repeated="1018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intracellula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Eukaryotic translation initiation factor 3 subunit A</text:p>
          </table:table-cell>
          <table:table-cell office:value-type="float" office:value="0.00001" calcext:value-type="float">
            <text:p>1E-05</text:p>
          </table:table-cell>
          <table:table-cell table:style-name="ce18" office:value-type="string" calcext:value-type="string">
            <text:p>non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2-10T20:28:14Z</meta:creation-date>
    <dc:date>2019-12-12T22:03:42.351179534</dc:date>
    <meta:editing-cycles>2</meta:editing-cycles>
    <meta:editing-duration>PT25M46S</meta:editing-duration>
    <meta:document-statistic meta:table-count="2" meta:cell-count="573" meta:object-count="0"/>
  </office:meta>
</office:document-meta>
</file>